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D00000013803A31F4754336D53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5cm" fo:min-width="4.5cm"/>
    </style:style>
    <style:style style:name="gr4" style:family="graphic" style:parent-style-name="standard">
      <style:graphic-properties draw:stroke="none" svg:stroke-color="#000000" draw:fill="none" draw:fill-color="#ffffff" fo:min-height="1.58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xml:id="id1" draw:id="id1" draw:layer="layout" svg:width="2.708cm" svg:height="4.062cm" svg:x="2cm" svg:y="1.4cm">
          <draw:image xlink:href="Pictures/1000000000000D00000013803A31F4754336D537.jpg" xlink:type="simple" xlink:show="embed" xlink:actuate="onLoad">
            <text:p/>
          </draw:image>
        </draw:frame>
        <draw:frame draw:style-name="gr2" draw:text-style-name="P2" draw:layer="layout" svg:width="4.1cm" svg:height="1.1cm" svg:x="1.3cm" svg:y="5.862cm">
          <draw:text-box>
            <text:p text:style-name="P1">Cover image</text:p>
          </draw:text-box>
        </draw:frame>
        <draw:custom-shape draw:style-name="gr3" draw:text-style-name="P3" xml:id="id2" draw:id="id2" draw:layer="layout" svg:width="5cm" svg:height="1.8cm" svg:x="6.3cm" svg:y="2.5cm">
          <text:p text:style-name="P1">Robust </text:p>
          <text:p text:style-name="P1">Watermarking</text:p>
          <draw:enhanced-geometry svg:viewBox="0 0 21600 21600" draw:type="rectangle" draw:enhanced-path="M 0 0 L 21600 0 21600 21600 0 21600 0 0 Z N"/>
        </draw:custom-shape>
        <draw:frame draw:style-name="gr1" draw:text-style-name="P1" xml:id="id3" draw:id="id3" draw:layer="layout" svg:width="2.708cm" svg:height="4.062cm" svg:x="12.9cm" svg:y="1.4cm">
          <draw:image xlink:href="Pictures/1000000000000D00000013803A31F4754336D537.jpg" xlink:type="simple" xlink:show="embed" xlink:actuate="onLoad">
            <text:p/>
          </draw:image>
        </draw:frame>
        <draw:frame draw:style-name="gr4" draw:text-style-name="P4" draw:layer="layout" svg:width="7.4cm" svg:height="1.838cm" svg:x="10.447cm" svg:y="5.762cm">
          <draw:text-box>
            <text:p text:style-name="P1">Watermarked image by Robust Watermarking</text:p>
          </draw:text-box>
        </draw:frame>
        <draw:custom-shape draw:style-name="gr3" draw:text-style-name="P3" xml:id="id4" draw:id="id4" draw:layer="layout" svg:width="5cm" svg:height="1.8cm" svg:x="17.3cm" svg:y="2.521cm">
          <text:p text:style-name="P1">Fragile </text:p>
          <text:p text:style-name="P1">Watermarking</text:p>
          <draw:enhanced-geometry svg:viewBox="0 0 21600 21600" draw:type="rectangle" draw:enhanced-path="M 0 0 L 21600 0 21600 21600 0 21600 0 0 Z N"/>
        </draw:custom-shape>
        <draw:frame draw:style-name="gr1" draw:text-style-name="P1" xml:id="id5" draw:id="id5" draw:layer="layout" svg:width="2.708cm" svg:height="4.062cm" svg:x="24.192cm" svg:y="1.4cm">
          <draw:image xlink:href="Pictures/1000000000000D00000013803A31F4754336D537.jpg" xlink:type="simple" xlink:show="embed" xlink:actuate="onLoad">
            <text:p/>
          </draw:image>
        </draw:frame>
        <draw:frame draw:style-name="gr4" draw:text-style-name="P4" draw:layer="layout" svg:width="7.4cm" svg:height="1.838cm" svg:x="21.353cm" svg:y="5.762cm">
          <draw:text-box>
            <text:p text:style-name="P1">Watermarked image by Dual Watermarking</text:p>
          </draw:text-box>
        </draw:frame>
        <draw:connector draw:style-name="gr5" draw:text-style-name="P5" draw:layer="layout" draw:type="line" svg:x1="4.708cm" svg:y1="3.431cm" svg:x2="6.3cm" svg:y2="3.4cm" draw:start-shape="id1" draw:start-glue-point="1" draw:end-shape="id2" draw:end-glue-point="3" svg:d="M4708 3431l1592-31" svg:viewBox="0 0 1593 32">
          <text:p/>
        </draw:connector>
        <draw:connector draw:style-name="gr5" draw:text-style-name="P5" draw:layer="layout" draw:type="line" svg:x1="11.3cm" svg:y1="3.4cm" svg:x2="12.9cm" svg:y2="3.431cm" draw:start-shape="id2" draw:start-glue-point="1" draw:end-shape="id3" svg:d="M11300 3400l1600 31" svg:viewBox="0 0 1601 32">
          <text:p/>
        </draw:connector>
        <draw:connector draw:style-name="gr5" draw:text-style-name="P5" draw:layer="layout" draw:type="line" svg:x1="15.608cm" svg:y1="3.431cm" svg:x2="17.3cm" svg:y2="3.421cm" draw:start-shape="id3" draw:start-glue-point="1" draw:end-shape="id4" svg:d="M15608 3431l1692-10" svg:viewBox="0 0 1693 11">
          <text:p/>
        </draw:connector>
        <draw:connector draw:style-name="gr5" draw:text-style-name="P5" draw:layer="layout" draw:type="line" svg:x1="22.3cm" svg:y1="3.421cm" svg:x2="24.192cm" svg:y2="3.431cm" draw:start-shape="id4" draw:start-glue-point="1" draw:end-shape="id5" svg:d="M22300 3421l1892 10" svg:viewBox="0 0 1893 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4:20:47.012453069</meta:creation-date>
    <dc:date>2019-05-22T15:01:16.394073955</dc:date>
    <meta:editing-duration>PT2M2S</meta:editing-duration>
    <meta:editing-cycles>1</meta:editing-cycles>
    <meta:document-statistic meta:object-count="12"/>
    <meta:generator>LibreOffice/6.0.6.2$Linux_X86_64 LibreOffice_project/00m0$Build-2</meta:generator>
  </office:meta>
</office:document-meta>
</file>